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52cm" fo:margin-right="10.656cm" fo:margin-top="0.076cm" fo:margin-bottom="0cm" style:contextual-spacing="false" fo:text-align="start" style:justify-single-word="false" fo:text-indent="0cm" style:auto-text-indent="false"/>
    </style:style>
    <style:style style:name="P2" style:family="paragraph" style:parent-style-name="Text_20_body">
      <style:paragraph-properties fo:margin-top="0.247cm" fo:margin-bottom="0cm" style:contextual-spacing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Standard">
      <style:paragraph-properties fo:margin-left="0cm" fo:margin-right="0.236cm" fo:margin-top="0.319cm" fo:margin-bottom="0cm" style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.236cm" fo:margin-top="0.004cm" fo:margin-bottom="0cm" style:contextual-spacing="false" fo:text-align="center" style:justify-single-word="false" fo:text-indent="0cm" style:auto-text-indent="false"/>
    </style:style>
    <style:style style:name="P5" style:family="paragraph" style:parent-style-name="Text_20_body">
      <style:paragraph-properties fo:margin-top="0.282cm" fo:margin-bottom="0cm" style:contextual-spacing="false"/>
      <style:text-properties fo:font-size="16pt" fo:font-weight="bold" style:font-size-asian="16pt" style:font-weight-asian="bold"/>
    </style:style>
    <style:style style:name="P6" style:family="paragraph" style:parent-style-name="Standard">
      <style:paragraph-properties fo:margin-left="0.254cm" fo:margin-right="1.462cm" fo:margin-top="0cm" fo:margin-bottom="0cm" style:contextual-spacing="false" fo:text-align="start" style:justify-single-word="false" fo:text-indent="0cm" style:auto-text-indent="false">
        <style:tab-stops>
          <style:tab-stop style:position="10.243cm"/>
        </style:tab-stops>
      </style:paragraph-properties>
    </style:style>
    <style:style style:name="P7" style:family="paragraph" style:parent-style-name="Contenu_20_de_20_cadre">
      <style:paragraph-properties style:punctuation-wrap="simple"/>
    </style:style>
    <style:style style:name="P8" style:family="paragraph">
      <loext:graphic-properties draw:fill="none"/>
      <style:paragraph-properties fo:text-align="start"/>
      <style:text-properties fo:color="#000000" loext:opacity="100%" fo:font-size="18pt"/>
    </style:style>
    <style:style style:name="P9" style:family="paragraph" style:parent-style-name="Contenu_20_de_20_cadre">
      <style:paragraph-properties style:punctuation-wrap="simple"/>
      <style:text-properties officeooo:paragraph-rsid="000cc938"/>
    </style:style>
    <style:style style:name="P10" style:family="paragraph" style:parent-style-name="Heading_20_1">
      <style:paragraph-properties fo:margin-top="0.445cm" fo:margin-bottom="0cm" style:contextual-spacing="false"/>
    </style:style>
    <style:style style:name="P11" style:family="paragraph" style:parent-style-name="Standard">
      <style:paragraph-properties fo:margin-left="0.252cm" fo:margin-right="0.806cm" fo:margin-top="0cm" fo:margin-bottom="0cm" style:contextual-spacing="false" fo:text-align="justify" style:justify-single-word="false" fo:text-indent="0cm" style:auto-text-indent="false"/>
    </style:style>
    <style:style style:name="P12" style:family="paragraph" style:parent-style-name="Heading_20_1">
      <style:paragraph-properties fo:margin-left="0.252cm" fo:margin-right="3.598cm" fo:margin-top="0.445cm" fo:margin-bottom="0cm" style:contextual-spacing="false"/>
      <style:text-properties style:text-underline-style="none"/>
    </style:style>
    <style:style style:name="P13" style:family="paragraph" style:parent-style-name="Heading_20_1">
      <style:paragraph-properties fo:margin-left="0.252cm" fo:margin-right="3.598cm" fo:margin-top="0.445cm" fo:margin-bottom="0cm" style:contextual-spacing="false"/>
    </style:style>
    <style:style style:name="P14" style:family="paragraph" style:parent-style-name="Text_20_body">
      <style:paragraph-properties fo:margin-left="0.252cm" fo:margin-right="0.6cm" fo:text-align="justify" style:justify-single-word="false"/>
    </style:style>
    <style:style style:name="P15" style:family="paragraph" style:parent-style-name="Text_20_body">
      <style:paragraph-properties fo:margin-left="0.252cm" fo:margin-right="0cm" fo:text-align="justify" style:justify-single-word="false"/>
    </style:style>
    <style:style style:name="P16" style:family="paragraph" style:parent-style-name="Standard">
      <style:paragraph-properties fo:margin-left="0.252cm" fo:margin-right="0cm" fo:margin-top="0cm" fo:margin-bottom="0cm" style:contextual-spacing="false" fo:text-align="start" style:justify-single-word="false" fo:text-indent="0cm" style:auto-text-indent="false"/>
    </style:style>
    <style:style style:name="P17" style:family="paragraph" style:parent-style-name="Heading_20_2" style:list-style-name="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-0.277cm" fo:text-align="justify" style:justify-single-word="false"/>
    </style:style>
    <style:style style:name="P19" style:family="paragraph" style:parent-style-name="Text_20_body">
      <style:paragraph-properties fo:margin-top="0.002cm" fo:margin-bottom="0cm" style:contextual-spacing="false"/>
    </style:style>
    <style:style style:name="P20" style:family="paragraph" style:parent-style-name="List_20_Paragraph">
      <style:paragraph-properties fo:margin-left="0.894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894cm"/>
        </style:tab-stops>
      </style:paragraph-properties>
      <style:text-properties fo:font-size="10pt" fo:font-weight="bold" style:font-size-asian="10pt" style:font-weight-asian="bold"/>
    </style:style>
    <style:style style:name="T1" style:family="text">
      <style:text-properties style:font-name="Arial" fo:font-size="14pt" fo:font-style="italic" fo:font-weight="bold" style:font-size-asian="14pt" style:font-style-asian="italic" style:font-weight-asian="bold"/>
    </style:style>
    <style:style style:name="T2" style:family="text">
      <style:text-properties style:font-name="Arial" fo:font-size="14pt" fo:letter-spacing="-0.021cm" fo:font-style="italic" fo:font-weight="bold" style:font-size-asian="14pt" style:font-style-asian="italic" style:font-weight-asian="bold"/>
    </style:style>
    <style:style style:name="T3" style:family="text">
      <style:text-properties style:font-name="Arial" fo:font-size="14pt" fo:letter-spacing="-0.019cm" fo:font-style="italic" fo:font-weight="bold" style:font-size-asian="14pt" style:font-style-asian="italic" style:font-weight-asian="bold"/>
    </style:style>
    <style:style style:name="T4" style:family="text">
      <style:text-properties fo:letter-spacing="-0.009cm"/>
    </style:style>
    <style:style style:name="T5" style:family="text">
      <style:text-properties fo:letter-spacing="-0.004cm"/>
    </style:style>
    <style:style style:name="T6" style:family="text">
      <style:text-properties fo:font-size="16pt" fo:font-weight="bold" style:font-size-asian="16pt" style:font-weight-asian="bold"/>
    </style:style>
    <style:style style:name="T7" style:family="text">
      <style:text-properties fo:font-size="16pt" fo:letter-spacing="-0.018cm" fo:font-weight="bold" style:font-size-asian="16pt" style:font-weight-asian="bold"/>
    </style:style>
    <style:style style:name="T8" style:family="text">
      <style:text-properties fo:font-size="16pt" fo:letter-spacing="-0.014cm" fo:font-weight="bold" style:font-size-asian="16pt" style:font-weight-asian="bold"/>
    </style:style>
    <style:style style:name="T9" style:family="text">
      <style:text-properties fo:font-size="16pt" fo:letter-spacing="-0.004cm" style:text-underline-style="solid" style:text-underline-width="bold" style:text-underline-color="font-color" fo:font-weight="bold" style:font-size-asian="16pt" style:font-weight-asian="bold"/>
    </style:style>
    <style:style style:name="T10" style:family="text">
      <style:text-properties fo:font-size="16pt" fo:letter-spacing="-0.012cm" fo:font-weight="bold" style:font-size-asian="16pt" style:font-weight-asian="bold"/>
    </style:style>
    <style:style style:name="T11" style:family="text">
      <style:text-properties fo:font-size="16pt" fo:letter-spacing="-0.011cm" fo:font-weight="bold" style:font-size-asian="16pt" style:font-weight-asian="bold"/>
    </style:style>
    <style:style style:name="T12" style:family="text">
      <style:text-properties fo:font-size="16pt" fo:letter-spacing="-0.007cm" fo:font-weight="bold" style:font-size-asian="16pt" style:font-weight-asian="bold"/>
    </style:style>
    <style:style style:name="T13" style:family="text">
      <style:text-properties fo:font-size="16pt" fo:letter-spacing="-0.004cm" fo:font-weight="bold" style:font-size-asian="16pt" style:font-weight-asian="bold"/>
    </style:style>
    <style:style style:name="T14" style:family="text">
      <style:text-properties fo:font-size="11pt" style:font-size-asian="11pt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Arial" fo:language="en" fo:country="US" fo:font-weight="bold" style:font-name-asian="Calibri1" style:font-weight-asian="bold" style:font-name-complex="F" style:font-weight-complex="bold"/>
    </style:style>
    <style:style style:name="T17" style:family="text">
      <style:text-properties fo:color="#000000" loext:opacity="100%" style:font-name="Arial" fo:language="en" fo:country="US" fo:font-weight="bold" officeooo:rsid="000cc938" style:font-name-asian="Calibri1" style:font-weight-asian="bold" style:font-name-complex="F" style:font-weight-complex="bold"/>
    </style:style>
    <style:style style:name="T18" style:family="text">
      <style:text-properties fo:color="#000000" loext:opacity="100%" style:font-name="Arial" fo:font-size="11pt" fo:language="en" fo:country="US" fo:font-weight="bold" officeooo:rsid="000cc938" style:font-name-asian="Calibri1" style:font-size-asian="11pt" style:font-weight-asian="bold" style:font-name-complex="F" style:font-weight-complex="bold"/>
    </style:style>
    <style:style style:name="T19" style:family="text">
      <style:text-properties fo:color="#000000" loext:opacity="100%" style:font-name="Arial" fo:font-size="11pt" fo:language="en" fo:country="US" fo:font-weight="bold" style:font-name-asian="Calibri1" style:font-size-asian="11pt" style:font-weight-asian="bold" style:font-name-complex="F" style:font-weight-complex="bold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1pt" fo:letter-spacing="-0.009cm" style:font-size-asian="11pt"/>
    </style:style>
    <style:style style:name="T22" style:family="text">
      <style:text-properties fo:font-size="11pt" fo:letter-spacing="-0.014cm" style:font-size-asian="11pt"/>
    </style:style>
    <style:style style:name="T23" style:family="text">
      <style:text-properties fo:font-size="11pt" fo:letter-spacing="-0.012cm" style:font-size-asian="11pt"/>
    </style:style>
    <style:style style:name="T24" style:family="text">
      <style:text-properties fo:font-size="11pt" fo:letter-spacing="-0.007cm" style:font-size-asian="11pt"/>
    </style:style>
    <style:style style:name="T25" style:family="text">
      <style:text-properties fo:font-size="14pt" fo:font-weight="bold" style:font-size-asian="14pt" style:font-weight-asian="bold"/>
    </style:style>
    <style:style style:name="T26" style:family="text">
      <style:text-properties fo:font-size="14pt" fo:letter-spacing="-0.012cm" fo:font-weight="bold" style:font-size-asian="14pt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letter-spacing="-0.004cm" style:text-underline-style="solid" style:text-underline-width="bold" style:text-underline-color="font-color"/>
    </style:style>
    <style:style style:name="T29" style:family="text">
      <style:text-properties fo:letter-spacing="-0.002cm" style:text-underline-style="solid" style:text-underline-width="bold" style:text-underline-color="font-color"/>
    </style:style>
    <style:style style:name="T30" style:family="text">
      <style:text-properties fo:letter-spacing="-0.007cm" style:text-underline-style="solid" style:text-underline-width="bold" style:text-underline-color="font-color"/>
    </style:style>
    <style:style style:name="T31" style:family="text">
      <style:text-properties fo:font-size="12pt" style:font-size-asian="12pt"/>
    </style:style>
    <style:style style:name="T32" style:family="text">
      <style:text-properties fo:font-size="12pt" fo:letter-spacing="-0.014cm" style:font-size-asian="12pt"/>
    </style:style>
    <style:style style:name="T33" style:family="text">
      <style:text-properties fo:font-size="12pt" fo:letter-spacing="-0.026cm" style:font-size-asian="12pt"/>
    </style:style>
    <style:style style:name="T34" style:family="text">
      <style:text-properties fo:font-size="12pt" fo:letter-spacing="-0.007cm" style:font-size-asian="12pt"/>
    </style:style>
    <style:style style:name="T35" style:family="text">
      <style:text-properties fo:font-size="11pt" fo:letter-spacing="-0.005cm" style:font-size-asian="11pt"/>
    </style:style>
    <style:style style:name="T36" style:family="text">
      <style:text-properties fo:font-size="11pt" fo:letter-spacing="-0.002cm" style:font-size-asian="11pt"/>
    </style:style>
    <style:style style:name="T37" style:family="text">
      <style:text-properties style:text-underline-style="solid" style:text-underline-width="bold" style:text-underline-color="font-color"/>
    </style:style>
    <style:style style:name="T38" style:family="text">
      <style:text-properties fo:letter-spacing="-0.009cm" style:text-underline-style="solid" style:text-underline-width="bold" style:text-underline-color="font-color"/>
    </style:style>
    <style:style style:name="T39" style:family="text">
      <style:text-properties fo:letter-spacing="-0.011cm" style:text-underline-style="solid" style:text-underline-width="bold" style:text-underline-color="font-color"/>
    </style:style>
    <style:style style:name="T40" style:family="text">
      <style:text-properties fo:letter-spacing="-0.026cm"/>
    </style:style>
    <style:style style:name="T41" style:family="text">
      <style:text-properties fo:letter-spacing="-0.011cm"/>
    </style:style>
    <style:style style:name="T42" style:family="text">
      <style:text-properties fo:font-size="12pt" fo:letter-spacing="-0.004cm" style:font-size-asian="12pt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size="12pt" fo:letter-spacing="-0.004cm" style:text-underline-style="none" style:font-size-asian="12pt"/>
    </style:style>
    <style:style style:name="T45" style:family="text">
      <style:text-properties fo:font-size="12pt" fo:letter-spacing="-0.004cm" style:text-underline-style="none" fo:font-weight="bold" style:font-size-asian="12pt" style:font-weight-asian="bold"/>
    </style:style>
    <style:style style:name="T46" style:family="text">
      <style:text-properties fo:font-size="10pt" fo:font-weight="bold" style:font-size-asian="10pt" style:font-weight-asian="bold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52cm" fo:min-width="5.93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52cm" fo:min-width="4.37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683cm" fo:min-width="17.08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51cm" fo:min-width="5.84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51cm" fo:min-width="9.1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896cm" fo:min-width="12.94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626cm" fo:min-width="17.62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0.51cm" fo:min-width="8.938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0.612cm" fo:min-width="5.84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3.099cm" fo:min-width="12.24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ycée</text:span><text:span text:style-name="T2"> </text:span><text:span text:style-name="T1">FULBERT</text:span><text:span text:style-name="T3"> </text:span><text:span text:style-name="T1">–</text:span><text:span text:style-name="T2"> </text:span><text:span text:style-name="T1">Chartres Année scolaire 2025/2026</text:span></text:p>
      <text:p text:style-name="P2" loext:marker-style-name="T1"/>
      <text:p text:style-name="Title">FICHE<text:span text:style-name="T4"> </text:span>INTENDANCE<text:span text:style-name="T5"> </text:span><text:span text:style-name="T4">BTS</text:span></text:p>
      <text:p text:style-name="P3" loext:marker-style-name="T6"><text:span text:style-name="T6">A</text:span><text:span text:style-name="T7"> </text:span><text:span text:style-name="T6">REMPLIR</text:span><text:span text:style-name="T8"> </text:span><text:span text:style-name="T9">OBLIGATOIREMENT</text:span></text:p>
      <text:p text:style-name="P4" loext:marker-style-name="T6"><text:span text:style-name="T6">ET</text:span><text:span text:style-name="T10"> </text:span><text:span text:style-name="T6">A</text:span><text:span text:style-name="T10"> </text:span><text:span text:style-name="T6">RETOURNER</text:span><text:span text:style-name="T10"> </text:span><text:span text:style-name="T6">LE</text:span><text:span text:style-name="T11"> </text:span><text:span text:style-name="T6">JOUR</text:span><text:span text:style-name="T10"> </text:span><text:span text:style-name="T6">DE</text:span><text:span text:style-name="T12"> </text:span><text:span text:style-name="T13">L’INSCRIPTION</text:span></text:p>
      <text:p text:style-name="P5" loext:marker-style-name="T6"/>
      <text:p text:style-name="P6" loext:marker-style-name="T14"><draw:custom-shape text:anchor-type="char" draw:z-index="0" draw:name="Cadre de texte 1" draw:style-name="gr1" draw:text-style-name="P8" svg:width="5.933cm" svg:height="0.551cm" svg:x="3.231cm" svg:y="0.108cm"><text:p text:style-name="P7" loext:marker-style-name="T15"><text:span text:style-name="T16">${nom</text:span><text:span text:style-name="T17">_etudi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Cadre de texte 2" draw:style-name="gr1" draw:text-style-name="P8" svg:width="5.933cm" svg:height="0.551cm" svg:x="13.353cm" svg:y="0.549cm"><text:p text:style-name="P7" loext:marker-style-name="T15"><text:span text:style-name="T16">${date_naissance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Cadre de texte 3" draw:style-name="gr1" draw:text-style-name="P8" svg:width="5.933cm" svg:height="0.551cm" svg:x="1.776cm" svg:y="0.549cm"><text:p text:style-name="P9" loext:marker-style-name="T15"><text:span text:style-name="T16">${prenom</text:span><text:span text:style-name="T17">_</text:span><text:span text:style-name="T18">etudi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Cadre de texte 5" draw:style-name="gr2" draw:text-style-name="P8" svg:width="4.37cm" svg:height="0.551cm" svg:x="15.381cm" svg:y="0.106cm"><text:p text:style-name="P7" loext:marker-style-name="T15"><text:span text:style-name="T19">${classe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">Nom de l’élève </text:span><text:span text:style-name="T14">: <text:tab/>Inscription</text:span><text:span text:style-name="T21"> </text:span><text:span text:style-name="T14">en</text:span><text:span text:style-name="T22"> </text:span><text:span text:style-name="T14">classe</text:span><text:span text:style-name="T21"> </text:span><text:span text:style-name="T14">de</text:span><text:span text:style-name="T23"> </text:span><text:span text:style-name="T14">:</text:span><text:span text:style-name="T24"> </text:span><text:span text:style-name="T25">BTS</text:span><text:span text:style-name="T26"> <text:s text:c="6"/></text:span><text:span text:style-name="T14"><text:s/>Prénom : <text:tab/>Date de naissance : </text:span></text:p>
      <text:h text:style-name="P10" text:outline-level="2" loext:marker-style-name="T27"><text:span text:style-name="T28">REPRESENTANT</text:span><text:span text:style-name="T29"> </text:span><text:span text:style-name="T30">LEGAL</text:span></text:h>
      <text:p text:style-name="P11" loext:marker-style-name="T14"><draw:custom-shape text:anchor-type="char" draw:z-index="4" draw:name="Cadre de texte 4" draw:style-name="gr1" draw:text-style-name="P8" svg:width="5.933cm" svg:height="0.551cm" svg:x="1.512cm" svg:y="0.035cm"><text:p text:style-name="P9" loext:marker-style-name="T15"><text:span text:style-name="T16">${nom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Cadre de texte 6" draw:style-name="gr1" draw:text-style-name="P8" svg:width="5.933cm" svg:height="0.551cm" svg:x="11.566cm" svg:y="0.056cm"><text:p text:style-name="P9" loext:marker-style-name="T15"><text:span text:style-name="T19">${prenom</text:span><text:span text:style-name="T18">_representant</text:span><text:span text:style-name="T19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Cadre de texte 7" draw:style-name="gr3" draw:text-style-name="P8" svg:width="17.081cm" svg:height="0.682cm" svg:x="2.173cm" svg:y="0.455cm"><text:p text:style-name="P9" loext:marker-style-name="T15"><text:span text:style-name="T19">${adresse</text:span><text:span text:style-name="T18">_representant</text:span><text:span text:style-name="T19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Cadre de texte 8" draw:style-name="gr4" draw:text-style-name="P8" svg:width="5.843cm" svg:height="0.509cm" svg:x="2.593cm" svg:y="1.005cm"><text:p text:style-name="P9" loext:marker-style-name="T15"><text:span text:style-name="T16">${code_postal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Cadre de texte 9" draw:style-name="gr4" draw:text-style-name="P8" svg:width="5.843cm" svg:height="0.509cm" svg:x="10.199cm" svg:y="0.984cm"><text:p text:style-name="P9" loext:marker-style-name="T15"><text:span text:style-name="T16">${ville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Cadre de texte 10" draw:style-name="gr4" draw:text-style-name="P8" svg:width="5.843cm" svg:height="0.509cm" svg:x="2.372cm" svg:y="1.513cm"><text:p text:style-name="P9" loext:marker-style-name="T15"><text:span text:style-name="T16">${telephone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Cadre de texte 11" draw:style-name="gr5" draw:text-style-name="P8" svg:width="9.129cm" svg:height="0.509cm" svg:x="9.296cm" svg:y="1.492cm"><text:p text:style-name="P9" loext:marker-style-name="T15"><text:span text:style-name="T16">${mail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Cadre de texte 12" draw:style-name="gr6" draw:text-style-name="P8" svg:width="12.944cm" svg:height="0.895cm" svg:x="5.613cm" svg:y="2cm"><text:p text:style-name="P7" loext:marker-style-name="T15"><text:span text:style-name="T16">${nom</text:span><text:span text:style-name="T17">_employeur</text:span><text:span text:style-name="T16">} <text:s text:c="5"/>et</text:span></text:p><text:p text:style-name="P7" loext:marker-style-name="T15"><text:span text:style-name="T16">${adresse</text:span><text:span text:style-name="T17">_employeur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1">Nom</text:span><text:span text:style-name="T32"> <text:tab/>:<text:tab/><text:tab/><text:tab/><text:tab/><text:tab/><text:tab/> <text:s text:c="10"/></text:span><text:span text:style-name="T31">Prénom</text:span><text:span text:style-name="T32"> </text:span><text:span text:style-name="T31">: <text:s text:c="46"/><text:tab/> Adresse</text:span><text:span text:style-name="T33"> </text:span><text:span text:style-name="T31">:<text:tab/><text:tab/><text:tab/><text:tab/><text:tab/><text:tab/><text:tab/><text:tab/><text:tab/><text:tab/><text:tab/><text:tab/><text:tab/> Code</text:span><text:span text:style-name="T33"> </text:span><text:span text:style-name="T31">postal : <text:tab/><text:tab/><text:tab/><text:tab/><text:tab/>Ville :<text:tab/><text:tab/><text:tab/><text:tab/><text:tab/> <text:s text:c="8"/>Téléphone</text:span><text:span text:style-name="T34"> </text:span><text:span text:style-name="T31">:<text:tab/><text:tab/><text:tab/><text:tab/><text:tab/>Adresse </text:span><text:span text:style-name="T34">:<text:tab/><text:tab/><text:tab/><text:tab/><text:tab/><text:tab/><text:tab/></text:span><text:span text:style-name="T31"> </text:span><text:span text:style-name="T14">Nom</text:span><text:span text:style-name="T35"> </text:span><text:span text:style-name="T14">et</text:span><text:span text:style-name="T36"> </text:span><text:span text:style-name="T14">Adresse</text:span><text:span text:style-name="T24"> </text:span><text:span text:style-name="T14">de</text:span><text:span text:style-name="T24"> </text:span><text:span text:style-name="T14">l’employeur</text:span><text:span text:style-name="T24"> </text:span><text:span text:style-name="T14">: </text:span></text:p>
      <text:h text:style-name="P12" text:outline-level="2" loext:marker-style-name="T27"/>
      <text:h text:style-name="P13" text:outline-level="2" loext:marker-style-name="T27"><draw:custom-shape text:anchor-type="char" draw:z-index="13" draw:name="Cadre de texte 14" draw:style-name="gr1" draw:text-style-name="P8" svg:width="5.933cm" svg:height="0.551cm" svg:x="11.845cm" svg:y="1.393cm"><text:p text:style-name="P9" loext:marker-style-name="T15"><text:span text:style-name="T19">${prenom</text:span><text:span text:style-name="T18">_representant</text:span><text:span text:style-name="T19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7">REPRESENTANT</text:span><text:span text:style-name="T38"> </text:span><text:span text:style-name="T37">FINANCIER</text:span><text:span text:style-name="T39"> </text:span><text:span text:style-name="T37">(personne</text:span><text:span text:style-name="T39"> </text:span><text:span text:style-name="T37">qui</text:span><text:span text:style-name="T38"> </text:span><text:span text:style-name="T37">paie</text:span><text:span text:style-name="T39"> </text:span><text:span text:style-name="T37">les</text:span><text:span text:style-name="T38"> </text:span><text:span text:style-name="T37">frais</text:span><text:span text:style-name="T38"> </text:span><text:span text:style-name="T37">scolaires)</text:span><text:span text:style-name="T27"> </text:span><text:span text:style-name="T37">MENTIONS A REMPLIR OBLIGATOIREMENT</text:span></text:h>
      <text:p text:style-name="P14"><draw:custom-shape text:anchor-type="char" draw:z-index="12" draw:name="Cadre de texte 13" draw:style-name="gr1" draw:text-style-name="P8" svg:width="5.933cm" svg:height="0.551cm" svg:x="1.385cm" svg:y="0.016cm"><text:p text:style-name="P9" loext:marker-style-name="T15"><text:span text:style-name="T16">${nom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Cadre de texte 15" draw:style-name="gr7" draw:text-style-name="P8" svg:width="17.622cm" svg:height="0.625cm" svg:x="1.896cm" svg:y="0.487cm"><text:p text:style-name="P9" loext:marker-style-name="T15"><text:span text:style-name="T19">$${adresse</text:span><text:span text:style-name="T18">_representant</text:span><text:span text:style-name="T19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Cadre de texte 17" draw:style-name="gr4" draw:text-style-name="P8" svg:width="5.843cm" svg:height="0.509cm" svg:x="10.068cm" svg:y="0.958cm"><text:p text:style-name="P9" loext:marker-style-name="T15"><text:span text:style-name="T16">${ville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Cadre de texte 18" draw:style-name="gr4" draw:text-style-name="P8" svg:width="5.843cm" svg:height="0.509cm" svg:x="2.318cm" svg:y="1.466cm"><text:p text:style-name="P9" loext:marker-style-name="T15"><text:span text:style-name="T16">${telephone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Cadre de texte 19" draw:style-name="gr8" draw:text-style-name="P8" svg:width="8.937cm" svg:height="0.509cm" svg:x="9.7cm" svg:y="1.466cm"><text:p text:style-name="P9" loext:marker-style-name="T15"><text:span text:style-name="T16">${mail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Nom : <text:tab/><text:tab/><text:tab/><text:tab/><text:tab/><text:tab/><text:tab/>Prénom : <text:s/><text:tab/><text:tab/><text:tab/><text:tab/> Adresse : <text:tab/><text:tab/><text:tab/><text:tab/><text:tab/></text:span><draw:custom-shape text:anchor-type="char" draw:z-index="20" draw:name="Cadre de texte 22" draw:style-name="gr9" draw:text-style-name="P8" svg:width="5.843cm" svg:height="0.611cm" svg:x="2.466cm" svg:y="0.965cm"><text:p text:style-name="P9" loext:marker-style-name="T15"><text:span text:style-name="T16">${code_postal</text:span><text:span text:style-name="T17">_representant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tab/><text:tab/><text:tab/><text:tab/><text:tab/><text:tab/><text:tab/><text:tab/> </text:span>Code<text:span text:style-name="T40"> </text:span>postal : <text:tab/><text:tab/><text:tab/><text:tab/><text:tab/>Ville :<text:tab/><text:tab/><text:tab/><text:tab/><text:tab/><text:tab/> Téléphone : <text:tab/><text:tab/><text:tab/><text:tab/><text:tab/>Adresse<text:span text:style-name="T4"> </text:span>@<text:tab/><text:tab/><text:tab/><text:tab/><text:tab/><text:tab/><text:tab/></text:p>
      <text:p text:style-name="P15"><draw:custom-shape text:anchor-type="char" draw:z-index="18" draw:name="Cadre de texte 21" draw:style-name="gr6" draw:text-style-name="P8" svg:width="12.944cm" svg:height="0.895cm" svg:x="6.029cm" svg:y="0.026cm"><text:p text:style-name="P9" loext:marker-style-name="T15"><text:span text:style-name="T16">${nom</text:span><text:span text:style-name="T17">_employeur</text:span><text:span text:style-name="T16">} <text:s text:c="3"/>et</text:span></text:p><text:p text:style-name="P9" loext:marker-style-name="T15"><text:span text:style-name="T16">${adresse</text:span><text:span text:style-name="T17">_employeur</text:span><text:span text:style-name="T16">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Nom<text:span text:style-name="T41"> </text:span>et<text:span text:style-name="T4"> </text:span>Adresse<text:span text:style-name="T41"> </text:span>de<text:span text:style-name="T41"> </text:span>l’employeur<text:span text:style-name="T41"> </text:span>:<text:span text:style-name="T4"> </text:span><text:span text:style-name="T5"><text:tab/></text:span></text:p>
      <text:p text:style-name="P16" loext:marker-style-name="T31"><text:span text:style-name="T42"><text:tab/></text:span><text:span text:style-name="T42"/></text:p>
      <text:h text:style-name="P17" text:outline-level="2" loext:marker-style-name="T43"><text:span text:style-name="T27"><text:s text:c="2"/></text:span><text:span text:style-name="T43"/></text:h>
      <text:h text:style-name="P17" text:outline-level="2" loext:marker-style-name="T43"><text:span text:style-name="T27"><text:s text:c="2"/></text:span><text:span text:style-name="T43">CHOIX DU REGIME (COCHER LA CASE CORRESPONDANTE A VOTRE CHOIX)</text:span></text:h>
      <text:p text:style-name="P18" loext:marker-style-name="T27"><text:span text:style-name="T44"><text:s text:c="2"/>Lors de l’inscription, le responsable légal ou l’étudiant majeur doit opter pour un régime (externe ou ticket). </text:span><text:span text:style-name="T45">Ce choix ne pourra être modifié qu’à la fin de chaque trimestre</text:span><text:span text:style-name="T44"> </text:span><text:span text:style-name="T45">sur demande écrite</text:span><text:span text:style-name="T44">. </text:span></text:p>
      <text:p text:style-name="P19"><draw:custom-shape text:anchor-type="char" draw:z-index="19" draw:name="Cadre de texte 20" draw:style-name="gr10" draw:text-style-name="P8" svg:width="12.244cm" svg:height="3.098cm" svg:x="0.06cm" svg:y="0.381cm"><text:p text:style-name="P7" loext:marker-style-name="T15"><text:span text:style-name="T16">${etudiant.regime}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 loext:marker-style-name="T46"/>
      <text:p text:style-name="P20" loext:marker-style-name="T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loext:hyphenation-keep-line="tru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252cm"/>
      <style:text-properties style:font-name="Times New Roman" fo:font-family="'Times New Roman'" style:font-family-generic="roman" style:font-pitch="variable" fo:font-size="12pt" fo:language="fr" fo:country="FR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chapter">
      <style:paragraph-properties fo:keep-with-next="always"/>
      <style:text-properties fo:font-weight="bold" style:font-weight-asian="bold" style:font-weight-complex="bold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class="chapter">
      <style:paragraph-properties fo:margin-right="0.236cm" fo:text-align="center" style:justify-single-word="false"/>
      <style:text-properties style:font-name="Times New Roman" fo:font-family="'Times New Roman'" style:font-family-generic="roman" style:font-pitch="variable" fo:font-size="20pt" fo:language="fr" fo:country="FR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861cm" fo:text-indent="-0.609cm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Contenu_20_de_20_cadre" style:display-name="Contenu de cadre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23cm" fo:margin-bottom="0.494cm" fo:margin-left="1.249cm" fo:margin-right="0.998cm" style:writing-mode="lr-tb" style:layout-grid-color="#c0c0c0" style:layout-grid-lines="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Fiche intendance BTS</dc:title>
    <meta:initial-creator>secret2</meta:initial-creator>
    <meta:editing-cycles>14</meta:editing-cycles>
    <meta:print-date>2025-03-26T13:00:14</meta:print-date>
    <meta:creation-date>2025-03-25T09:03:49</meta:creation-date>
    <dc:date>2025-12-16T11:42:01.286503100</dc:date>
    <dc:language>fr-FR</dc:language>
    <meta:editing-duration>PT7H6M1S</meta:editing-duration>
    <meta:generator>LibreOffice/25.8.3.2$Windows_X86_64 LibreOffice_project/8ca8d55c161d602844f5428fa4b58097424e324e</meta:generator>
    <meta:document-statistic meta:table-count="0" meta:image-count="0" meta:object-count="0" meta:page-count="1" meta:paragraph-count="37" meta:word-count="158" meta:character-count="1435" meta:non-whitespace-character-count="1125"/>
    <meta:user-defined meta:name="AppVersion">15.0000</meta:user-defined>
    <meta:user-defined meta:name="ContentTypeId">0x01010009A0D4411137FF4B838A8F5BA540816B</meta:user-defined>
    <meta:user-defined meta:name="Created" meta:value-type="date">2024-09-17T00:00:00</meta:user-defined>
    <meta:user-defined meta:name="Creator">PDFCreator 2.4.1.13</meta:user-defined>
    <meta:user-defined meta:name="LastSaved" meta:value-type="date">2025-03-25T00:00:00</meta:user-defined>
    <meta:user-defined meta:name="Producer" meta:value-type="string">PDFCreator 2.4.1.13</meta:user-defined>
    <meta:template xlink:type="simple" xlink:actuate="onRequest" xlink:title="Normal" xlink:href=""/>
  </office:meta>
</office:document-meta>
</file>